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2" svg:font-family="'Liberation Serif'" style:font-adornments="Negrita itálica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1f714c" officeooo:paragraph-rsid="001f714c" style:font-size-asian="10pt" style:font-size-complex="10pt"/>
    </style:style>
    <style:style style:name="P2" style:family="paragraph" style:parent-style-name="Footer">
      <style:text-properties fo:font-size="10pt" officeooo:rsid="001f714c" officeooo:paragraph-rsid="001f714c" style:font-size-asian="10pt" style:font-size-complex="10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12pt" officeooo:rsid="001f714c" officeooo:paragraph-rsid="001f714c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font-size="12pt" officeooo:rsid="002aaaef" officeooo:paragraph-rsid="002aaaef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2c1398"/>
    </style:style>
    <style:style style:name="T2" style:family="text">
      <style:text-properties officeooo:rsid="002aaae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4" text:outline-level="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ablo Rodríguez Heras</text:p>
      <text:p text:style-name="P5"/>
      <text:p text:style-name="P6"><text:span text:style-name="T1">1º </text:span>Ciberseguridad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2" svg:font-family="'Liberation Serif'" style:font-adornments="Negrita itálica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1" fo:font-family="'Liberation Serif'" style:font-style-name="Negrita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1" fo:font-family="'Liberation Serif'" style:font-style-name="Negrit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1" fo:font-family="'Liberation Serif'" style:font-style-name="Negrit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Liberation Serif2" fo:font-family="'Liberation Serif'" style:font-style-name="Negrita itálica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f714c" officeooo:paragraph-rsid="001f714c" style:font-size-asian="10pt" style:font-size-complex="10pt"/>
    </style:style>
    <style:style style:name="MP2" style:family="paragraph" style:parent-style-name="Footer">
      <style:text-properties fo:font-size="10pt" officeooo:rsid="001f714c" officeooo:paragraph-rsid="001f714c" style:font-size-asian="10pt" style:font-size-complex="10pt"/>
    </style:style>
    <style:style style:name="MT1" style:family="text">
      <style:text-properties officeooo:rsid="002c1398"/>
    </style:style>
    <style:style style:name="MT2" style:family="text">
      <style:text-properties officeooo:rsid="002aaa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blo Rodríguez Heras<text:tab/><text:tab/><text:span text:style-name="MT1">1º </text:span><text:span text:style-name="MT2">Ciberseguridad</text:span></text:p>
      </style:header>
      <style:footer>
        <text:p text:style-name="MP2">Página <text:page-number text:select-page="current">15</text:page-number><text:s/>de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06T17:53:17.532000000</meta:creation-date>
    <dc:date>2022-11-19T14:12:05.934000000</dc:date>
    <meta:editing-duration>PT8M59S</meta:editing-duration>
    <meta:editing-cycles>9</meta:editing-cycles>
    <meta:generator>LibreOffice/7.4.2.3$Windows_X86_64 LibreOffice_project/382eef1f22670f7f4118c8c2dd222ec7ad009daf</meta:generator>
    <meta:document-statistic meta:table-count="0" meta:image-count="0" meta:object-count="0" meta:page-count="15" meta:paragraph-count="5" meta:word-count="15" meta:character-count="99" meta:non-whitespace-character-count="88"/>
  </office:meta>
</office:document-meta>
</file>